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padding="0in" fo:border="none"/>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 style:family="paragraph" style:parent-style-name="Standard" style:master-page-name="Standard">
      <style:paragraph-properties style:page-number="1"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ere, was</text:p>
      <text:p text:style-name="P1">توضیح بده</text:p>
      <text:p text:style-name="P1"/>
      <text:p text:style-name="P1">"Was" و "were" اشکال گذشته فعل to be هستند که در زبان انگلیسی استفاده می‌شوند.</text:p>
      <text:p text:style-name="P1"/>
      <text:p text:style-name="P1">- **Was**: این فرم برای شخص‌های مفرد (I, he, she, it) استفاده می‌شود. به عنوان مثال:</text:p>
      <text:p text:style-name="P1">  - I was at the park.</text:p>
      <text:p text:style-name="P1">  - She was happy.</text:p>
      <text:p text:style-name="P1"/>
      <text:p text:style-name="P1">- **Were**: این فرم برای شخص‌های جمع (you, we, they) و همچنین برای "you" در مفرد نیز استفاده می‌شود. به عنوان مثال:</text:p>
      <text:p text:style-name="P1">  - They were at the party.</text:p>
      <text:p text:style-name="P1">  - You were late.</text:p>
      <text:p text:style-name="P1"/>
      <text:p text:style-name="P1">به طور کلی، "was" و "were" برای بیان حالتی در گذشته به کار می‌روند.</text:p>
      <text:p text:style-name="P1"/>
      <text:p text:style-name="P1">فعل to be</text:p>
      <text:p text:style-name="P1">توضیح بده</text:p>
      <text:p text:style-name="P1"/>
      <text:p text:style-name="P1">فعل "to be" یکی از مهم‌ترین و پرکاربردترین افعال در زبان انگلیسی است. این فعل به عنوان فعل اصلی و همچنین به عنوان فعل کمکی در جملات مختلف استفاده می‌شود.</text:p>
      <text:p text:style-name="P1"/>
      <text:p text:style-name="P1"><text:soft-page-break/>### اشکال مختلف فعل "to be":</text:p>
      <text:p text:style-name="P1">1. **حال**:</text:p>
      <text:p text:style-name="P1">   - **am**: برای "I" (من)</text:p>
      <text:p text:style-name="P1">   - **is**: برای "he", "she", "it" و مفردها</text:p>
      <text:p text:style-name="P1">   - **are**: برای "you", "we", "they" و جمع‌ها</text:p>
      <text:p text:style-name="P1"/>
      <text:p text:style-name="P1">2. **گذشته**:</text:p>
      <text:p text:style-name="P1">   - **was**: برای "I", "he", "she", "it"</text:p>
      <text:p text:style-name="P1">   - **were**: برای "you", "we", "they"</text:p>
      <text:p text:style-name="P1"/>
      <text:p text:style-name="P1">3. **آینده**:</text:p>
      <text:p text:style-name="P1">   - **will be**: برای همه اشخاص</text:p>
      <text:p text:style-name="P1"/>
      <text:p text:style-name="P1">### کاربردهای فعل "to be":</text:p>
      <text:p text:style-name="P1">1. **بیان حالت یا ویژگی**:</text:p>
      <text:p text:style-name="P1">   - She is a teacher. (او معلم است.)</text:p>
      <text:p text:style-name="P1">   - They are happy. (آنها خوشحال هستند.)</text:p>
      <text:p text:style-name="P1"/>
      <text:p text:style-name="P1">2. **بیان وجود**:</text:p>
      <text:p text:style-name="P1">   - There is a book on the table. (یک کتاب روی میز است.)</text:p>
      <text:p text:style-name="P1">   - There are many stars in the sky. (ستاره‌های زیادی در آسمان وجود دارند.)</text:p>
      <text:p text:style-name="P1"><text:soft-page-break/></text:p>
      <text:p text:style-name="P1">3. **فعل کمکی**:</text:p>
      <text:p text:style-name="P1">   - در زمان‌های استمراری:</text:p>
      <text:p text:style-name="P1">     - I am studying. (من در حال مطالعه هستم.)</text:p>
      <text:p text:style-name="P1">   - در ساخت جملات مجهول:</text:p>
      <text:p text:style-name="P1">     - The book was written by the author. (کتاب توسط نویسنده نوشته شده است.)</text:p>
      <text:p text:style-name="P1"/>
      <text:p text:style-name="P1">فعل "to be" در ارتباطات روزمره و نوشتاری به طور گسترده‌ای استفاده می‌شود و یادگیری آن بسیار مهم است.</text:p>
      <text:p text:style-name="P1"/>
      <text:p text:style-name="P1">فاعل</text:p>
      <text:p text:style-name="P1">توضیح بده</text:p>
      <text:p text:style-name="P1"/>
      <text:p text:style-name="P1">فاعل (Subject) یکی از اجزای اصلی جمله در زبان‌های مختلف، از جمله فارسی و انگلیسی است. فاعل به شخص، چیز یا مفهومی اشاره دارد که عمل یا حالتی را در جمله انجام می‌دهد یا در آن درگیر است.</text:p>
      <text:p text:style-name="P1"/>
      <text:p text:style-name="P1">### ویژگی‌های فاعل:</text:p>
      <text:p text:style-name="P1">1. **معرفی کننده عمل**: فاعل کسی یا چیزی است که عمل فعل را انجام می‌دهد. به عنوان مثال:</text:p>
      <text:p text:style-name="P1">   - در جمله "علی می‌خواند"، "علی" فاعل است و عمل خواندن را انجام می‌دهد.</text:p>
      <text:p text:style-name="P1"/>
      <text:p text:style-name="P1">2. **توافق با فعل**: فاعل باید با فعل از نظر عدد و شخص همخوانی داشته باشد. به عنوان مثال:</text:p>
      <text:p text:style-name="P1">   - در جمله "آنها می‌خوانند"، فاعل "آنها" با فعل "می‌خوانند" همخوانی دارد.</text:p>
      <text:p text:style-name="P1"/>
      <text:p text:style-name="P1"><text:soft-page-break/>3. **موقعیت در جمله**: معمولاً فاعل در ابتدای جمله قرار می‌گیرد، اما ممکن است در ساختارهای خاص یا جملات سوالی و منفی در موقعیت‌های متفاوتی قرار گیرد.</text:p>
      <text:p text:style-name="P1"/>
      <text:p text:style-name="P1">### انواع فاعل:</text:p>
      <text:p text:style-name="P1">1. **فاعل مشخص**: فاعل‌هایی که به وضوح مشخص هستند، مانند نام‌ها یا ضمایر:</text:p>
      <text:p text:style-name="P1">   - "مریم به پارک رفت." (مریم فاعل مشخص است.)</text:p>
      <text:p text:style-name="P1"/>
      <text:p text:style-name="P1">2. **فاعل نا مشخص**: فاعل‌هایی که مشخص نیستند، معمولاً با استفاده از "کسی" یا "چیزی":</text:p>
      <text:p text:style-name="P1">   - "کسی در را زد." (فاعل مشخص نیست.)</text:p>
      <text:p text:style-name="P1"/>
      <text:p text:style-name="P1">3. **فاعل جمع**: فاعل‌هایی که به جمع اشاره دارند:</text:p>
      <text:p text:style-name="P1">   - "دانش‌آموزان در کلاس هستند." (فاعل "دانش‌آموزان" جمع است.)</text:p>
      <text:p text:style-name="P1"/>
      <text:p text:style-name="P1">### نکته:</text:p>
      <text:p text:style-name="P1">در زبان‌های مختلف، فاعل ممکن است جایگاه‌های مختلفی در جمله داشته باشد و بسته به ساختار جمله، ممکن است به شکل‌های مختلفی بیان شود. شناخت فاعل و نقش آن در جملات به درک بهتر ساختار زبان کمک می‌کند.</text:p>
      <text:p text:style-name="P1"/>
      <text:p text:style-name="P1">The task is to maximize change the entire text of your answer as much as possible and write it using new words and wording, but don't lose important details.</text:p>
      <text:p text:style-name="P1"/>
      <text:p text:style-name="P1">فاعل، که به آن "موضوع" نیز گفته می‌شود، یکی از عناصر اساسی در ساختار جمله در زبان‌های مختلف، از جمله فارسی و انگلیسی است. فاعل به فرد، شیء یا مفهومی اشاره دارد که عمل یا وضعیت خاصی را در جمله انجام می‌دهد یا در آن مشارکت دارد.</text:p>
      <text:p text:style-name="P1"/>
      <text:p text:style-name="P1">### خصوصیات فاعل:</text:p>
      <text:p text:style-name="P1">1. **نشان دهنده عمل**: فاعل به کسی یا چیزی اشاره دارد که عمل فعل را به سرانجام می‌رساند. برای مثال:</text:p>
      <text:p text:style-name="P1"><text:soft-page-break/>   - در جمله "علی می‌خواند"، "علی" به عنوان فاعل عمل خواندن را انجام می‌دهد.</text:p>
      <text:p text:style-name="P1"/>
      <text:p text:style-name="P1">2. **همخوانی با فعل**: فاعل باید از نظر تعداد و شخص با فعل سازگاری داشته باشد. به عنوان مثال:</text:p>
      <text:p text:style-name="P1">   - در جمله "آنها می‌خوانند"، فاعل "آنها" با فعل "می‌خوانند" هماهنگ است.</text:p>
      <text:p text:style-name="P1"/>
      <text:p text:style-name="P1">3. **موقعیت در جمله**: فاعل معمولاً در ابتدای جمله قرار می‌گیرد، اما ممکن است در ساختارهای خاص یا در جملات سوالی و منفی در مکان‌های متفاوتی ظاهر شود.</text:p>
      <text:p text:style-name="P1"/>
      <text:p text:style-name="P1">### انواع فاعل:</text:p>
      <text:p text:style-name="P1">1. **فاعل مشخص**: فاعل‌هایی که به‌طور واضح شناسایی می‌شوند، مانند نام‌ها یا ضمایر:</text:p>
      <text:p text:style-name="P1">   - "مریم به پارک رفت." (در اینجا، "مریم" فاعل مشخص است.)</text:p>
      <text:p text:style-name="P1"/>
      <text:p text:style-name="P1">2. **فاعل نا مشخص**: فاعل‌هایی که به وضوح شناخته نمی‌شوند، معمولاً با استفاده از "کسی" یا "چیزی":</text:p>
      <text:p text:style-name="P1">   - "کسی در را زد." (در اینجا، فاعل مشخص نیست.)</text:p>
      <text:p text:style-name="P1"/>
      <text:p text:style-name="P1">3. **فاعل جمع**: فاعل‌هایی که به صورت جمع اشاره دارند:</text:p>
      <text:p text:style-name="P1">   - "دانش‌آموزان در کلاس هستند." (در این جمله، فاعل "دانش‌آموزان" به صورت جمع است.)</text:p>
      <text:p text:style-name="P1"/>
      <text:p text:style-name="P1">### نکته:</text:p>
      <text:p text:style-name="P1">در زبان‌های مختلف، فاعل ممکن است در موقعیت‌های گوناگونی در جمله قرار گیرد و بسته به ساختار جمله، به شیوه‌های مختلفی بیان شود. درک فاعل و نقش آن در جملات به فهم بهتر ساختار زبان کمک می‌کند.</text:p>
      <text:p text:style-name="P1"/>
      <text:p text:style-name="P1">فاعل در زبان انگلیسی</text:p>
      <text:p text:style-name="P1"><text:soft-page-break/>توضیح بده</text:p>
      <text:p text:style-name="P1"/>
      <text:p text:style-name="P1">فاعل در زبان انگلیسی یکی از عناصر کلیدی جملات است و به شخص، شی یا مفهومی اشاره دارد که عمل فعل را انجام می‌دهد یا در وضعیت خاصی قرار دارد. در واقع، فاعل مشخص می‌کند که چه کسی یا چه چیزی عمل را انجام می‌دهد.</text:p>
      <text:p text:style-name="P1"/>
      <text:p text:style-name="P1">### ویژگی‌های فاعل در زبان انگلیسی:</text:p>
      <text:p text:style-name="P1"/>
      <text:p text:style-name="P1">1. **نقش اصلی در عمل**: فاعل کسی یا چیزی است که عمل فعل را انجام می‌دهد. به عنوان مثال:</text:p>
      <text:p text:style-name="P1">   - در جمله "The cat sleeps" (گربه می‌خوابد)، "the cat" فاعل است که عمل خوابیدن را انجام می‌دهد.</text:p>
      <text:p text:style-name="P1"/>
      <text:p text:style-name="P1">2. **تطابق با فعل**: فاعل باید از نظر تعداد (مفرد یا جمع) و شخص (اول، دوم یا سوم) با فعل هماهنگی داشته باشد. برای مثال:</text:p>
      <text:p text:style-name="P1">   - در جمله "She runs" (او می‌دود)، فاعل "she" با فعل "runs" سازگاری دارد.</text:p>
      <text:p text:style-name="P1"/>
      <text:p text:style-name="P1">3. **موقعیت در جمله**: فاعل معمولاً در ابتدای جمله قرار می‌گیرد، اما ممکن است در جملات سوالی یا منفی در مکان‌های مختلفی ظاهر شود. به عنوان مثال:</text:p>
      <text:p text:style-name="P1">   - "Are you coming?" (آیا تو می‌رسی؟) در اینجا فاعل "you" در وسط جمله قرار دارد.</text:p>
      <text:p text:style-name="P1"/>
      <text:p text:style-name="P1">### انواع فاعل‌ها:</text:p>
      <text:p text:style-name="P1"/>
      <text:p text:style-name="P1">1. **فاعل مشخص (Specific Subject)**: فاعل‌هایی که به‌طور واضح شناسایی می‌شوند، مانند نام‌ها یا ضمایر:</text:p>
      <text:p text:style-name="P1">   - "John is reading a book." (جان در حال خواندن کتاب است.) در اینجا "John" فاعل مشخص است.</text:p>
      <text:p text:style-name="P1"/>
      <text:p text:style-name="P1">2. **فاعل نا مشخص (Indefinite Subject)**: فاعل‌هایی که به وضوح شناخته نمی‌شوند، معمولاً با استفاده از "someone" یا "something":</text:p>
      <text:p text:style-name="P1"><text:soft-page-break/>   - "Someone is at the door." (کسی در در است.) در این جمله، فاعل مشخص نیست.</text:p>
      <text:p text:style-name="P1"/>
      <text:p text:style-name="P1">3. **فاعل جمع (Plural Subject)**: فاعل‌هایی که به صورت جمع اشاره دارند:</text:p>
      <text:p text:style-name="P1">   - "The students are studying." (دانش‌آموزان در حال مطالعه هستند.) در این جمله، "the students" فاعل جمع است.</text:p>
      <text:p text:style-name="P1"/>
      <text:p text:style-name="P1">### نکته:</text:p>
      <text:p text:style-name="P1">در زبان انگلیسی، درک فاعل و نقش آن در جملات به فهم بهتر ساختار جملات و ارتباطات کمک می‌کند. فاعل عمدتاً به عنوان نقطه شروع جمله عمل می‌کند و به خواننده یا شنونده اطلاعات کلیدی را در مورد اینکه چه کسی یا چه چیزی در حال انجام عمل است، ارائه می‌دهد.</text:p>
      <text:p text:style-name="P1"/>
      <text:p text:style-name="P1">فعل در زبان انگلیسی</text:p>
      <text:p text:style-name="P1">توضیح بده</text:p>
      <text:p text:style-name="P1"/>
      <text:p text:style-name="P1">فعل (Verb) در زبان انگلیسی یکی از عناصر بنیادی جملات است و عمل یا حالتی را که فاعل انجام می‌دهد یا در آن قرار دارد، نشان می‌دهد. فعل‌ها می‌توانند انواع مختلفی داشته باشند و به صورت‌های گوناگون در جملات استفاده شوند.</text:p>
      <text:p text:style-name="P1"/>
      <text:p text:style-name="P1">### ویژگی‌های فعل در زبان انگلیسی:</text:p>
      <text:p text:style-name="P1"/>
      <text:p text:style-name="P1">1. **عمل یا حالت**: فعل‌ها می‌توانند به عمل، حالت یا وقوع یک وضعیت اشاره کنند. به عنوان مثال:</text:p>
      <text:p text:style-name="P1">   - عمل: "run" (دویدن)، "eat" (خوردن)</text:p>
      <text:p text:style-name="P1">   - حالت: "be" (بودن)، "seem" (به نظر رسیدن)</text:p>
      <text:p text:style-name="P1"/>
      <text:p text:style-name="P1">2. **زمان فعل**: فعل‌ها می‌توانند در زمان‌های مختلفی صرف شوند، که این زمان‌ها نشان‌دهنده زمان وقوع عمل هستند. زمان‌های اصلی شامل:</text:p>
      <text:p text:style-name="P1">   - **زمان حال** (Present): "I eat" (من می‌خورم)</text:p>
      <text:p text:style-name="P1"><text:soft-page-break/>   - **زمان گذشته** (Past): "I ate" (من خوردم)</text:p>
      <text:p text:style-name="P1">   - **زمان آینده** (Future): "I will eat" (من خواهم خورد)</text:p>
      <text:p text:style-name="P1"/>
      <text:p text:style-name="P1">3. **نوع فعل**:</text:p>
      <text:p text:style-name="P1">   - **افعال عمل‌کننده (Action Verbs)**: افعالی که عمل خاصی را نشان می‌دهند، مانند "run," "jump," "write."</text:p>
      <text:p text:style-name="P1">   - **افعال حالتی (Stative Verbs)**: افعالی که به حالتی اشاره می‌کنند و معمولاً عمل فیزیکی نیستند، مانند "know," "love," "believe."</text:p>
      <text:p text:style-name="P1">   - **افعال حرکتی (Transitive Verbs)**: افعالی که نیاز به مفعول دارند، مانند "give" (دادن) و "tell" (گفتن).</text:p>
      <text:p text:style-name="P1">   - **افعال غیرحرکتی (Intransitive Verbs)**: افعالی که نیازی به مفعول ندارند، مانند "sleep" (خوابیدن) و "arrive" (رسیدن).</text:p>
      <text:p text:style-name="P1"/>
      <text:p text:style-name="P1">4. **شکل‌های فعل**: فعل‌ها می‌توانند در شکل‌های مختلفی صرف شوند:</text:p>
      <text:p text:style-name="P1">   - **فعل اصلی**: مانند "play," "go."</text:p>
      <text:p text:style-name="P1">   - **فعل کمکی (Auxiliary Verbs)**: برای تشکیل زمان‌ها و ساختارهای مختلف استفاده می‌شوند، مانند "be," "have," "will."</text:p>
      <text:p text:style-name="P1"/>
      <text:p text:style-name="P1">### نکته:</text:p>
      <text:p text:style-name="P1">فعل‌ها بخش مهمی از جملات هستند و به ما کمک می‌کنند تا فعالیت‌ها، حالات و وضعیت‌ها را توصیف کنیم. درک درست فعل‌ها و صرف آن‌ها به ما امکان می‌دهد جملات معنادار و دقیق بسازیم و ارتباطات مؤثری برقرار کنیم.</text:p>
      <text:p text:style-name="P1"/>
      <text:p text:style-name="P1">مفعول در زبان انگلیسی</text:p>
      <text:p text:style-name="P1">توضیح بده</text:p>
      <text:p text:style-name="P1"/>
      <text:p text:style-name="P1">مفعول (Object) در زبان انگلیسی یکی از اجزای جمله است که معمولاً عمل فعل را دریافت می‌کند. مفعول می‌تواند به نوعی نشان‌دهنده‌ی چیزی باشد که عمل روی آن انجام می‌شود. مفعول معمولاً بعد از فعل قرار می‌گیرد و به دو دسته تقسیم می‌شود: مفعول مستقیم و مفعول غیرمستقیم.</text:p>
      <text:p text:style-name="P1"/>
      <text:p text:style-name="P1"><text:soft-page-break/>### ۱. مفعول مستقیم (Direct Object)</text:p>
      <text:p text:style-name="P1">مفعول مستقیم، چیزی است که به طور مستقیم تحت تأثیر عمل فعل قرار می‌گیرد. به عبارتی، این مفعول به سوال "چه چیزی؟" یا "چه کسی؟" پاسخ می‌دهد.</text:p>
      <text:p text:style-name="P1"/>
      <text:p text:style-name="P1">**مثال‌ها:**</text:p>
      <text:p text:style-name="P1">- She reads a book. (او یک کتاب می‌خواند.)</text:p>
      <text:p text:style-name="P1">  - مفعول مستقیم: "a book"</text:p>
      <text:p text:style-name="P1">- They are playing soccer. (آن‌ها در حال بازی فوتبال هستند.)</text:p>
      <text:p text:style-name="P1">  - مفعول مستقیم: "soccer"</text:p>
      <text:p text:style-name="P1"/>
      <text:p text:style-name="P1">### ۲. مفعول غیرمستقیم (Indirect Object)</text:p>
      <text:p text:style-name="P1">مفعول غیرمستقیم، نشان‌دهنده‌ی فرد یا چیزی است که به مفعول مستقیم مربوط می‌شود یا از عمل فعل بهره‌مند می‌شود. این مفعول به سوال "به چه کسی؟" یا "برای چه چیزی؟" پاسخ می‌دهد.</text:p>
      <text:p text:style-name="P1"/>
      <text:p text:style-name="P1">**مثال‌ها:**</text:p>
      <text:p text:style-name="P1">- She gave him a gift. (او به او یک هدیه داد.)</text:p>
      <text:p text:style-name="P1">  - مفعول مستقیم: "a gift" (هدیه)</text:p>
      <text:p text:style-name="P1">  - مفعول غیرمستقیم: "him" (او)</text:p>
      <text:p text:style-name="P1">- I told my friend a story. (من به دوستم یک داستان گفتم.)</text:p>
      <text:p text:style-name="P1">  - مفعول مستقیم: "a story" (داستان)</text:p>
      <text:p text:style-name="P1">  - مفعول غیرمستقیم: "my friend" (دوست من)</text:p>
      <text:p text:style-name="P1"/>
      <text:p text:style-name="P1">### نکات مهم:</text:p>
      <text:p text:style-name="P1"><text:soft-page-break/>- در برخی جملات، مفعول غیرمستقیم ممکن است قبل از مفعول مستقیم بیاید، و در این صورت ساختار جمله تغییر نمی‌کند.</text:p>
      <text:p text:style-name="P1">  - مثال: "I gave a book to her." (من یک کتاب به او دادم.)</text:p>
      <text:p text:style-name="P1">    - مفعول مستقیم: "a book"</text:p>
      <text:p text:style-name="P1">    - مفعول غیرمستقیم: "her"</text:p>
      <text:p text:style-name="P1"/>
      <text:p text:style-name="P1">- مفعول‌ها می‌توانند شامل اسم، ضمیر، یا گروه اسمی باشند.</text:p>
      <text:p text:style-name="P1"/>
      <text:p text:style-name="P1">### نتیجه‌گیری:</text:p>
      <text:p text:style-name="P1">مفعول‌ها نقش مهمی در جملات ایفا می‌کنند و به ما کمک می‌کنند تا بفهمیم چه چیزی تحت تأثیر عمل فعل قرار می‌گیرد. شناخت و درک درست مفعول‌ها به ما امکان می‌دهد جملات دقیق‌تری بسازیم و ارتباطات مؤثرتری برقرار کنیم.</text:p>
      <text:p text:style-name="P1"/>
      <text:p text:style-name="P1">یه جلمه مثال بزن و مفعول رو مشخص کن</text:p>
      <text:p text:style-name="P1"/>
      <text:p text:style-name="P1">جمله‌ای که می‌زنم و مفعول را مشخص می‌کنم:</text:p>
      <text:p text:style-name="P1"/>
      <text:p text:style-name="P1">**جمله:** "The teacher gave the students homework."</text:p>
      <text:p text:style-name="P1"/>
      <text:p text:style-name="P1">**تحلیل:**</text:p>
      <text:p text:style-name="P1">- **مفعول مستقیم:** "homework" (تکلیف) - زیرا این چیزی است که به دانش‌آموزان داده شده است.</text:p>
      <text:p text:style-name="P1">- **مفعول غیرمستقیم:** "the students" (دانش‌آموزان) - زیرا این افراد هستند که تکلیف را دریافت کرده‌اند.</text:p>
      <text:p text:style-name="P1"/>
      <text:p text:style-name="P1">بنابراین، مفعول‌های جمله به این صورت هستند:</text:p>
      <text:p text:style-name="P1"><text:soft-page-break/>- مفعول مستقیم: homework</text:p>
      <text:p text:style-name="P1">- مفعول غیرمستقیم: the students</text:p>
      <text:p text:style-name="P1"/>
      <text:p text:style-name="P1">معنی of</text:p>
      <text:p text:style-name="P1"/>
      <text:p text:style-name="P1">کلمه "of" در زبان انگلیسی یک حرف اضافه است و معانی مختلفی دارد که بستگی به زمینه و جمله دارد. برخی از معانی رایج آن عبارتند از:</text:p>
      <text:p text:style-name="P1"/>
      <text:p text:style-name="P1">1. **ملکیت:** برای نشان دادن تعلق یا مالکیت (مثلاً: the book of John = کتاب جان).</text:p>
      <text:p text:style-name="P1">2. **جزئی از:** برای اشاره به بخشی از یک کل (مثلاً: a piece of cake = یک تکه کیک).</text:p>
      <text:p text:style-name="P1">3. **تعیین مقدار:** برای بیان مقدار یا اندازه (مثلاً: a cup of water = یک لیوان آب).</text:p>
      <text:p text:style-name="P1">4. **دلیل یا علت:** برای اشاره به دلیل وقوع یک عمل (مثلاً: died of illness = به خاطر بیماری مرد).</text:p>
      <text:p text:style-name="P1"/>
      <text:p text:style-name="P1">به طور کلی، "of" یکی از حروف اضافه مهم در زبان انگلیسی است که در ترکیب‌های مختلف کاربرد دارد.</text:p>
      <text:p text:style-name="P1"/>
      <text:p text:style-name="P1">The task is to maximize change the entire text of your answer as much as possible and write it using new words and wording, but don't lose important details.</text:p>
      <text:p text:style-name="P1"/>
      <text:p text:style-name="P1">کلمه "of" در زبان انگلیسی به عنوان یک حرف اضافه شناخته می‌شود و معانی متعددی دارد که به زمینه و جمله بستگی دارد. برخی از معانی رایج این کلمه شامل موارد زیر است:</text:p>
      <text:p text:style-name="P1"/>
      <text:p text:style-name="P1">1. **مالکیت:** برای بیان تعلق یا مالکیت چیزی (مثلاً: the book of John = کتاب متعلق به جان).</text:p>
      <text:p text:style-name="P1">2. **جزء:** برای نشان دادن بخشی از یک کل (مثلاً: a piece of cake = یک تکه از کیک).</text:p>
      <text:p text:style-name="P1">3. **مقدار:** برای بیان اندازه یا مقدار (مثلاً: a cup of water = یک لیوان آب).</text:p>
      <text:p text:style-name="P1"><text:soft-page-break/>4. **دلیل یا علت:** برای اشاره به علت یک عمل (مثلاً: died of illness = به دلیل بیماری فوت کرد).</text:p>
      <text:p text:style-name="P1"/>
      <text:p text:style-name="P2">به طور کلی، "of" یکی از حروف اضافه‌ی کلیدی در زبان انگلیسی است که در ترکیب‌های مختلف کاربردهای متنوعی دار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2" meta:paragraph-count="161" meta:word-count="2076" meta:character-count="10849" meta:non-whitespace-character-count="8777"/>
    <meta:generator>LibreOfficeDev/6.0.5.2$Linux_X86_64 LibreOffice_project/</meta:generator>
  </office:meta>
</office:document-meta>
</file>